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5" style:family="paragraph" style:parent-style-name="Quotations">
      <style:text-properties style:font-name="Samanata" style:font-name-complex="Samanata"/>
    </style:style>
    <style:style style:name="P6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7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8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0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cefa6" style:font-size-asian="12pt" style:font-name-complex="Samanata" style:font-size-complex="12pt"/>
    </style:style>
    <style:style style:name="P11" style:family="paragraph" style:parent-style-name="Quotations">
      <style:paragraph-properties fo:margin-top="0cm" fo:margin-bottom="0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cefa6" style:font-size-asian="12pt" style:font-name-complex="Samanata" style:font-size-complex="12pt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c1227" style:font-name-complex="Latin Modern Roman"/>
    </style:style>
    <style:style style:name="P13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4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5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6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officeooo:rsid="002585b3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manata" officeooo:rsid="002585b3" style:font-name-complex="Samanata"/>
    </style:style>
    <style:style style:name="T8" style:family="text">
      <style:text-properties officeooo:rsid="0023b5e6"/>
    </style:style>
    <style:style style:name="T9" style:family="text">
      <style:text-properties style:font-name="Latin Modern Roman" officeooo:rsid="002585b3" style:font-name-complex="Latin Modern Roman"/>
    </style:style>
    <style:style style:name="T10" style:family="text">
      <style:text-properties style:font-name="Latin Modern Roman" officeooo:rsid="002585b3" style:font-name-complex="Samanata"/>
    </style:style>
    <style:style style:name="T11" style:family="text">
      <style:text-properties officeooo:rsid="002585b3"/>
    </style:style>
    <style:style style:name="T12" style:family="text">
      <style:text-properties style:use-window-font-color="true" style:font-name="Latin Modern Roman" officeooo:rsid="002585b3" style:font-name-complex="Latin Modern Roman"/>
    </style:style>
    <style:style style:name="T13" style:family="text">
      <style:text-properties style:use-window-font-color="true" style:font-name="Samanata" style:font-name-complex="Samanata"/>
    </style:style>
    <style:style style:name="T14" style:family="text">
      <style:text-properties style:use-window-font-color="true" officeooo:rsid="002585b3"/>
    </style:style>
    <style:style style:name="T15" style:family="text">
      <style:text-properties style:use-window-font-color="true" fo:font-style="italic" style:font-style-asian="italic" style:font-style-complex="italic"/>
    </style:style>
    <style:style style:name="T16" style:family="text">
      <style:text-properties officeooo:rsid="00277ee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8pt" fo:font-style="normal" style:font-size-asian="8pt" style:font-style-asian="normal" style:font-size-complex="8pt" style:font-style-complex="normal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21" style:family="text">
      <style:text-properties fo:font-size="9pt" fo:font-style="normal" style:font-size-asian="9pt" style:font-style-asian="normal" style:font-size-complex="9pt" style:font-style-complex="normal"/>
    </style:style>
    <style:style style:name="T22" style:family="text">
      <style:text-properties officeooo:rsid="002fcb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2</text:span> – Sutka <text:span text:style-name="T16">9:113</text:span></text:p>
      <text:p text:style-name="P11">शर्यणावति सोममिन्द्रः पिबतु वर्त्रहा | </text:p>
      <text:p text:style-name="P11">बलं दधान आत्मनि करिष्यन वीर्यं महदिन्द्रायेन्दो परि सरव || १ ||</text:p>
      <text:p text:style-name="P11">आ पवस्व दिशां पत आर्जीकात सोम मीढ्वः | </text:p>
      <text:p text:style-name="P11">रतवाकेन सत्येन शरद्धया तपसा सुत इन्द्रायेन्दो परि सरव || २ ||</text:p>
      <text:p text:style-name="P11">पर्जन्यव्र्द्धं महिषं तं सूर्यस्य दुहिताभरत | </text:p>
      <text:p text:style-name="P11">तं गन्धर्वाः परत्यग्र्भ्णन तं सोमे रसमादधुरिन्द्रायेन्दोपरि सरव || ३ ||</text:p>
      <text:p text:style-name="P11">रतं वदन्न्र्तद्युम्न सत्यं वदन <text:span text:style-name="T1">सत्य</text:span>कर्मन | </text:p>
      <text:p text:style-name="P11">शरद्धां वदन सोम राजन धात्रा सोम परिष्क्र्त इन्द्रायेन्दो परि सरव || ४ ||</text:p>
      <text:p text:style-name="P11">सत्यमुग्रस्य बर्हतः सं सरवन्ति संस्रवाः | </text:p>
      <text:p text:style-name="P11">सं यन्ति रसिनो रसाः पुनानो बरह्मणा हर इन्द्रायेन्दो परि सरव || ५ ||</text:p>
      <text:p text:style-name="P10">यत्र बरह्मा पवमान छन्दस्यां वाचं वदन | </text:p>
      <text:p text:style-name="P4">Padapatha for sloka <text:span text:style-name="T8">4</text:span>:</text:p>
      <text:p text:style-name="P5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3">-कर्मन्</text:span> is <text:span text:style-name="T11">a compound word made up of </text:span><text:span text:style-name="T3">सत्य</text:span><text:span text:style-name="T12"> and </text:span><text:span text:style-name="T7">कर्मन्</text:span><text:span text:style-name="T9"> (“action”). The whole word is an attribute of </text:span><text:span text:style-name="T10">इन्द्र</text:span> → “<text:span text:style-name="T11">Indra, [whose] actions [are]</text:span> <text:span text:style-name="T1">satya</text:span>”</text:p>
      <text:p text:style-name="P7">Compatibility with the ideas of :</text:p>
      <text:list xml:id="list1828305366" text:style-name="L1">
        <text:list-item>
          <text:p text:style-name="P12">Truth / real / <text:span text:style-name="T22">truthfulness</text:span> : <text:tab/><text:span text:style-name="T11">No</text:span></text:p>
        </text:list-item>
        <text:list-item>
          <text:p text:style-name="P13">Trust / Trustworthiness : <text:tab/><text:span text:style-name="T11">No</text:span></text:p>
        </text:list-item>
        <text:list-item>
          <text:p text:style-name="P14">Weight / importance / Significance : <text:tab/>Yes → “<text:span text:style-name="T14">Indra, [whose] actions </text:span><text:span text:style-name="T4">have weight</text:span>”</text:p>
        </text:list-item>
      </text:list>
      <text:p text:style-name="P9">Translations:</text:p>
      <text:list xml:id="list599147489" text:style-name="L2">
        <text:list-item>
          <text:p text:style-name="P15"><text:span text:style-name="T19">Splendid by Law! declaring Law, </text:span><text:span text:style-name="T20">truth speaking</text:span><text:span text:style-name="T19">, </text:span><text:span text:style-name="T6">truthful</text:span><text:span text:style-name="T19"> in thy works, Enouncing faith, King Soma! thou, O Soma, whom thy maker decks. Flow, Indu, flow for Indra's sake</text:span><text:span text:style-name="T21">. Ralph T. H. Griffith, [1896]</text:span></text:p>
        </text:list-item>
        <text:list-item>
          <text:p text:style-name="P16"><text:span text:style-name="T17">Speaking the truth, you whose brilliance is the truth, speaking what is real, you whose actions are </text:span><text:span text:style-name="T5">real. </text:span><text:span text:style-name="T15">speaking your trust, King Soma, you are prepared by the Placer, o Soma. – O drop, flow around for Indra.</text:span><text:span text:style-name="T17"> </text:span><text:span text:style-name="T18">S. W. Jamison / J. P. Brereton [2014]</text:span></text:p>
        </text:list-item>
      </text:list>
      <text:p text:style-name="P8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22:11:34.890689280</dc:date>
    <meta:editing-duration>PT25M23S</meta:editing-duration>
    <meta:editing-cycles>7</meta:editing-cycles>
    <meta:document-statistic meta:table-count="0" meta:image-count="0" meta:object-count="0" meta:page-count="1" meta:paragraph-count="22" meta:word-count="280" meta:character-count="1290" meta:non-whitespace-character-count="1026"/>
  </office:meta>
</office:document-meta>
</file>